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font-weight="normal" style:font-weight-asian="normal" style:font-weight-complex="normal"/>
    </style:style>
    <style:style style:name="P3" style:family="paragraph" style:parent-style-name="Preformatted_20_Text" style:list-style-name="L1"/>
    <style:style style:name="P4" style:family="paragraph" style:parent-style-name="Preformatted_20_Text" style:list-style-name="L1">
      <style:text-properties fo:color="#000000" style:font-name="Courier New1"/>
    </style:style>
    <style:style style:name="P5" style:family="paragraph" style:parent-style-name="Preformatted_20_Text">
      <style:paragraph-properties fo:margin-top="0cm" fo:margin-bottom="0.499cm"/>
    </style:style>
    <style:style style:name="P6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/>
    </style:style>
    <style:style style:name="P7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1"/>
    </style:style>
    <style:style style:name="P8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9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1"/>
    </style:style>
    <style:style style:name="P10" style:family="paragraph" style:parent-style-name="Preformatted_20_Text" style:list-style-name="L1">
      <style:paragraph-properties fo:background-color="#ffffff">
        <style:background-image/>
      </style:paragraph-properties>
      <style:text-properties fo:color="#000000" style:font-name="Courier New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00" style:font-name="Courier New1" fo:font-style="normal" style:font-style-asian="normal" style:font-style-complex="normal"/>
    </style:style>
    <style:style style:name="T5" style:family="text">
      <style:text-properties style:font-name="Courier New1"/>
    </style:style>
    <style:style style:name="T6" style:family="text">
      <style:text-properties style:font-name="Courier New1" fo:font-style="italic"/>
    </style:style>
    <style:style style:name="T7" style:family="text">
      <style:text-properties style:font-name="Times New Roman" fo:font-style="normal" style:font-style-asian="normal" style:font-style-complex="normal"/>
    </style:style>
    <style:style style:name="T8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9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T11" style:family="text">
      <style:text-properties fo:font-size="12pt" fo:font-style="normal" style:font-size-asian="12pt" style:font-style-asian="normal" style:font-size-complex="12pt" style:font-style-complex="normal"/>
    </style:style>
    <style:style style:name="T12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icasso App</text:h>
      <text:list xml:id="list5422710016629652758" text:style-name="L1">
        <text:list-item>
          <text:p text:style-name="P1">Utworzenie projektu w Android Studio z domyślnymi ustawieniami</text:p>
        </text:list-item>
        <text:list-item>
          <text:p text:style-name="P1">dodanie zależności do <text:span text:style-name="T1">build.gradle</text:span></text:p>
          <text:p text:style-name="P2"><text:span text:style-name="T4">implementation 'com.squareup.picasso:picasso:2.5.2'</text:span></text:p>
        </text:list-item>
        <text:list-item>
          <text:p text:style-name="P1"><text:span text:style-name="T3">dodanie do </text:span><text:span text:style-name="T1">AndroidManifest.xml</text:span><text:span text:style-name="T3"> kodu pozwalającego na połączenie z internetem:</text:span></text:p>
          <text:p text:style-name="P10"><text:span text:style-name="T3">&lt;uses-permission </text:span><text:span text:style-name="T3">android</text:span><text:span text:style-name="T3">:name=</text:span><text:span text:style-name="T3">"android.permission.INTERNET" </text:span><text:span text:style-name="T3">/&gt;</text:span></text:p>
        </text:list-item>
      </text:list>
      <text:p text:style-name="P7"><text:tab/>&lt;uses-permission android:name="android.permission.ACCESS_NETWORK_STATE" /&gt;</text:p>
      <text:list xml:id="list35399804" text:continue-numbering="true" text:style-name="L1">
        <text:list-item>
          <text:p text:style-name="P1"><text:span text:style-name="T3">Załadowanie prostego obrazu do </text:span><text:span text:style-name="T1">ImageView </text:span><text:span text:style-name="T3">z internetu</text:span></text:p>
          <text:p text:style-name="P10"><text:span text:style-name="T3">ImageView imageView = (ImageView) findViewById(R.id.</text:span><text:span text:style-name="T2">image1</text:span><text:span text:style-name="T3">)</text:span><text:span text:style-name="T3">;</text:span></text:p>
        </text:list-item>
      </text:list>
      <text:p text:style-name="P9"><text:tab/>Picasso</text:p>
      <text:p text:style-name="P8"><text:s text:c="8"/><text:span text:style-name="T5">.</text:span><text:span text:style-name="T6">with</text:span><text:span text:style-name="T5">(getApplicationContext())</text:span></text:p>
      <text:p text:style-name="P8"><text:s text:c="8"/><text:span text:style-name="T5">.load(</text:span><text:span text:style-name="T5">"https://www.dike.lib.ia.us/images/sample-1.jpg/image"</text:span><text:span text:style-name="T5">)</text:span></text:p>
      <text:p text:style-name="P6"><text:s text:c="8"/><text:span text:style-name="T5">.into(imageView)</text:span><text:span text:style-name="T5">;</text:span></text:p>
      <text:list xml:id="list35409889" text:continue-numbering="true" text:style-name="L1">
        <text:list-item>
          <text:p text:style-name="P1"><text:span text:style-name="T3">Załadowanie obrazu z </text:span><text:span text:style-name="T1">drawable</text:span></text:p>
          <text:p text:style-name="P4"><text:span text:style-name="T3">Picasso.</text:span><text:span text:style-name="T2">with</text:span><text:span text:style-name="T3">(ctx).load(R.drawable.</text:span><text:span text:style-name="T2">img</text:span><text:span text:style-name="T3">).into(imageView2)</text:span><text:span text:style-name="T3">;</text:span></text:p>
        </text:list-item>
        <text:list-item>
          <text:p text:style-name="P1"><text:span text:style-name="T3">Caching</text:span></text:p>
          <text:list>
            <text:list-item>
              <text:p text:style-name="P1"><text:span text:style-name="T3">Pamięć</text:span></text:p>
              <text:p text:style-name="P1"><text:span text:style-name="T3">Domyślnie Picasso próbuje najperw załadować obraz z pamięci. Można to kontrolować przy pomocy metody </text:span><text:span text:style-name="T1">noMemoryPolicy()</text:span></text:p>
              <text:p text:style-name="P3"><text:span text:style-name="Source_20_Text"><text:span text:style-name="T12">Picasso.with(context).load(image_url).memoryPolicy(MemoryPolicy.NO_CACHE).into(imageView);</text:span></text:span></text:p>
              <text:p text:style-name="P3"><text:span text:style-name="Source_20_Text"><text:span text:style-name="T12">Memory.NO_CACHE</text:span></text:span><text:span text:style-name="Source_20_Text"><text:span text:style-name="T11"> – </text:span></text:span><text:span text:style-name="Source_20_Text"><text:span text:style-name="T8">zapobiega wczytywaniu obrazu z cache</text:span></text:span></text:p>
              <text:p text:style-name="P3"><text:span text:style-name="Source_20_Text"><text:span text:style-name="T12">Memory.NO_STORE</text:span></text:span><text:span text:style-name="Source_20_Text"><text:span text:style-name="T11"> – </text:span></text:span><text:span text:style-name="Source_20_Text"><text:span text:style-name="T8">zapobiega przetrzymywaniu obrazu w cache. Zazwyczaj używane gdy potrzebujemy obrazu tylko raz</text:span></text:span></text:p>
            </text:list-item>
            <text:list-item>
              <text:p text:style-name="P3"><text:span text:style-name="Source_20_Text"><text:span text:style-name="T8">Sieć</text:span></text:span></text:p>
              <text:p text:style-name="P3"><text:span text:style-name="Source_20_Text"><text:span text:style-name="T8">Później Picasso próbuje załadować obraz z dysku. To również można kontrolować analogicznie metodą </text:span></text:span><text:span text:style-name="Source_20_Text"><text:span text:style-name="T9">networkPolicy()</text:span></text:span><text:span text:style-name="Source_20_Text"><text:span text:style-name="T12">:</text:span></text:span></text:p>
              <text:list>
                <text:list-item>
                  <text:p text:style-name="P3"><text:span text:style-name="Source_20_Text"><text:span text:style-name="T12">NO_CACHE – </text:span></text:span><text:span text:style-name="Source_20_Text"><text:span text:style-name="T10">Zapobiega sprawdzaniu cache na dysku i wymusza pobranie obrazu przez sieć</text:span></text:span></text:p>
                </text:list-item>
                <text:list-item>
                  <text:p text:style-name="P3"><text:span text:style-name="Source_20_Text"><text:span text:style-name="T12">NO_STORE – </text:span></text:span><text:span text:style-name="Source_20_Text"><text:span text:style-name="T10">Zapobiega przechowywaniu obrazu w cache na dysku</text:span></text:span></text:p>
                </text:list-item>
                <text:list-item>
                  <text:p text:style-name="P3"><text:span text:style-name="Source_20_Text"><text:span text:style-name="T12">OFFLINE – </text:span></text:span><text:span text:style-name="Source_20_Text"><text:span text:style-name="T10">Wymusza zrealizowanie zapytania w oparciu o dane na dysku pomijając połączenie sieciowe.</text:span></text:span></text:p>
                </text:list-item>
              </text:list>
            </text:list-item>
          </text:list>
        </text:list-item>
        <text:list-item>
          <text:p text:style-name="P1"><text:span text:style-name="T3">Placeholder – obraz zastępczy pokazywany w czasie kiedy obraz docelowy jest ładowany</text:span></text:p>
          <text:p text:style-name="P3"><text:span text:style-name="Source_20_Text"><text:span text:style-name="T3">Picasso.with(ctx).load(url).placeholder(R.drawable.placeholder).into(imageView);</text:span></text:span></text:p>
        </text:list-item>
        <text:list-item>
          <text:p text:style-name="P1"><text:span text:style-name="Source_20_Text"><text:span text:style-name="T8">Error – pozwala wyświetlić odpowiednią grafikę zastępczą w momencie, gdy ładowanie obrazu nie powiodło się. Służy do tego metoda </text:span></text:span><text:span text:style-name="Source_20_Text"><text:span text:style-name="T9">error()</text:span></text:span><text:span text:style-name="Source_20_Text"><text:span text:style-name="T8">:</text:span></text:span></text:p>
          <text:p text:style-name="P3"><text:span text:style-name="Source_20_Text"><text:span text:style-name="T12">Picasso.with(this).load(url).error(R.drawable.errimg).into(imageView);</text:span></text:span></text:p>
        </text:list-item>
        <text:list-item>
          <text:p text:style-name="P1"><text:span text:style-name="T3">Callback – interfejs, którego implementacja może łapać zdarzenia występujące podczas ładowania obrazu takie jak </text:span><text:span text:style-name="T1">onSuccess() </text:span><text:span text:style-name="T3">czy </text:span><text:span text:style-name="T1">onError()</text:span><text:span text:style-name="T3">. Podaje się go jako drugi argument do funkcji </text:span><text:span text:style-name="T1">into()</text:span><text:span text:style-name="T3">:</text:span></text:p>
          <text:p text:style-name="P3"/>
        </text:list-item>
      </text:list>
      <text:p text:style-name="Preformatted_20_Text"><text:span text:style-name="Source_20_Text">Picasso.with(this).load(url).error(</text:span><text:span text:style-name="Source_20_Text"><text:span text:style-name="T12">R.drawable.errimg</text:span></text:span><text:span text:style-name="Source_20_Text">).into(imageView, new Callback() {</text:span></text:p>
      <text:p text:style-name="Preformatted_20_Text"><text:span text:style-name="Source_20_Text"><text:s text:c="20"/>@Override</text:span></text:p>
      <text:p text:style-name="Preformatted_20_Text"><text:span text:style-name="Source_20_Text"><text:s text:c="20"/>public void onSuccess() {</text:span></text:p>
      <text:p text:style-name="Preformatted_20_Text"><text:span text:style-name="Source_20_Text"><text:s text:c="24"/>//...</text:span></text:p>
      <text:p text:style-name="Preformatted_20_Text"><text:span text:style-name="Source_20_Text"><text:s text:c="20"/>}</text:span></text:p>
      <text:p text:style-name="Preformatted_20_Text"><text:soft-page-break/></text:p>
      <text:p text:style-name="Preformatted_20_Text"><text:span text:style-name="Source_20_Text"><text:s text:c="20"/>@Override</text:span></text:p>
      <text:p text:style-name="Preformatted_20_Text"><text:span text:style-name="Source_20_Text"><text:s text:c="20"/>public void onError() {</text:span></text:p>
      <text:p text:style-name="Preformatted_20_Text"><text:span text:style-name="Source_20_Text"><text:s text:c="24"/>//...</text:span></text:p>
      <text:p text:style-name="Preformatted_20_Text"><text:span text:style-name="Source_20_Text"><text:s text:c="20"/>}</text:span></text:p>
      <text:p text:style-name="P5"><text:span text:style-name="Source_20_Text"><text:s text:c="16"/>});</text:span></text:p>
      <text:list xml:id="list35399890" text:continue-numbering="true" text:style-name="L1">
        <text:list-item>
          <text:p text:style-name="P1">Resize</text:p>
        </text:list-item>
        <text:list-item>
          <text:p text:style-name="P1">Rotate</text:p>
        </text:list-item>
        <text:list-item>
          <text:p text:style-name="P1">Scale</text:p>
        </text:list-item>
        <text:list-item>
          <text:p text:style-name="P1">Targe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 b</meta:initial-creator>
    <meta:creation-date>2018-11-16T13:14:43.19</meta:creation-date>
    <dc:date>2018-11-16T15:21:57.36</dc:date>
    <dc:creator>k b</dc:creator>
    <meta:editing-duration>PT2H7M13S</meta:editing-duration>
    <meta:editing-cycles>16</meta:editing-cycles>
    <meta:generator>OpenOffice/4.1.3$Win32 OpenOffice.org_project/413m1$Build-9783</meta:generator>
    <meta:document-statistic meta:table-count="0" meta:image-count="0" meta:object-count="0" meta:page-count="2" meta:paragraph-count="45" meta:word-count="243" meta:character-count="2430"/>
  </office:meta>
</office:document-meta>
</file>